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0000001B45CB6B13899FFBA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rsid="00019393" officeooo:paragraph-rsid="00019393"/>
    </style:style>
    <style:style style:name="P4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38pt" fo:font-weight="bold" officeooo:rsid="00029932" officeooo:paragraph-rsid="00029932" style:font-size-asian="38pt" style:font-weight-asian="bold" style:font-size-complex="3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Heading_20_1">
      <style:paragraph-properties fo:break-before="page"/>
      <style:text-properties officeooo:rsid="00019393" officeooo:paragraph-rsid="00019393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Despliegue de docker en AWS</text:p>
      <text:p text:style-name="P5"/>
      <text:p text:style-name="P4"><draw:frame draw:style-name="fr1" draw:name="Image1" text:anchor-type="char" svg:width="4.8972in" svg:height="3.9756in" draw:z-index="0"><draw:image xlink:href="Pictures/1000000100000240000001B45CB6B13899FFBAE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Title 1<text:tab/>3</text:a></text:p>
        </text:index-body>
      </text:table-of-content>
      <text:p text:style-name="P4"/>
      <text:h text:style-name="P8" text:outline-level="1"><text:bookmark-start text:name="__RefHeading___Toc96_2318839070"/>Title 1<text:bookmark-end text:name="__RefHeading___Toc96_2318839070"/></text:h>
      <text:p text:style-name="P3">T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22:52.971664706</meta:creation-date>
    <meta:generator>LibreOffice/7.5.9.2$Linux_X86_64 LibreOffice_project/50$Build-2</meta:generator>
    <dc:title>TitleWithIndex</dc:title>
    <meta:editing-duration>PT1M33S</meta:editing-duration>
    <meta:editing-cycles>4</meta:editing-cycles>
    <dc:date>2025-02-20T15:24:26.661646836</dc:date>
    <meta:document-statistic meta:table-count="0" meta:image-count="1" meta:object-count="0" meta:page-count="3" meta:paragraph-count="5" meta:word-count="12" meta:character-count="52" meta:non-whitespace-character-count="45"/>
    <meta:template xlink:type="simple" xlink:actuate="onRequest" xlink:title="TitleWithIndex" xlink:href="../../../../../../../Templates/TitleWithIndex.ott" meta:date="2025-02-20T15:22:52.407969905"/>
  </office:meta>
</office:document-meta>
</file>